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075f09" officeooo:paragraph-rsid="00075f09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075f09" officeooo:paragraph-rsid="00075f09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075f09" officeooo:paragraph-rsid="00075f09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style:text-underline-style="none" fo:font-weight="normal" officeooo:rsid="00075f09" officeooo:paragraph-rsid="00075f09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p Object</text:p>
      <text:p text:style-name="P1"/>
      <text:p text:style-name="P2">The Map Object holds key/value pairs just like a regular object.</text:p>
      <text:p text:style-name="P2"/>
      <text:p text:style-name="P3">Benefits</text:p>
      <text:list text:style-name="L1">
        <text:list-item>
          <text:p text:style-name="P4">Use other data types as keys</text:p>
        </text:list-item>
        <text:list-item>
          <text:p text:style-name="P4">Iterate with a forEach</text:p>
        </text:list-item>
        <text:list-item>
          <text:p text:style-name="P4">Insertion order is maintained (when it comes to numbers, they are pushed to the front of the order – except if they are inserted with the set method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1T12:52:48.244000000</meta:creation-date>
    <dc:date>2025-01-31T13:01:56.460000000</dc:date>
    <meta:editing-duration>PT9M8S</meta:editing-duration>
    <meta:editing-cycles>1</meta:editing-cycles>
    <meta:document-statistic meta:table-count="0" meta:image-count="0" meta:object-count="0" meta:page-count="1" meta:paragraph-count="6" meta:word-count="54" meta:character-count="284" meta:non-whitespace-character-count="238"/>
    <meta:generator>LibreOffice/24.8.4.2$Windows_X86_64 LibreOffice_project/bb3cfa12c7b1bf994ecc5649a80400d06cd71002</meta:generator>
  </office:meta>
</office:document-meta>
</file>